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Thin" svg:font-family="'Noto Sans Arabic SemCond Thin'" style:font-family-generic="swiss" style:font-pitch="variable"/>
    <style:font-face style:name="Noto Sans CJK SC" svg:font-family="'Noto Sans CJK SC'" style:font-family-generic="system" style:font-pitch="variable"/>
    <style:font-face style:name="Noto Sans CJK TC Light" svg:font-family="'Noto Sans CJK TC Light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thiopic ExtraCondensed Light" svg:font-family="'Noto Sans Ethiopic ExtraCondensed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Noto Sans Ethiopic ExtraCondensed Light"/>
    </style:style>
    <style:style style:name="P2" style:family="paragraph" style:parent-style-name="Text_20_body">
      <style:text-properties style:font-name="Noto Sans Ethiopic ExtraCondensed Light"/>
    </style:style>
    <style:style style:name="P3" style:family="paragraph" style:parent-style-name="Horizontal_20_Line">
      <style:text-properties style:font-name="Noto Sans Ethiopic ExtraCondensed Ligh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style:font-name="Noto Sans Ethiopic ExtraCondensed Light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style:font-name="Noto Sans Ethiopic ExtraCondensed Light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style:font-name="Noto Sans Ethiopic ExtraCondensed Light"/>
    </style:style>
    <style:style style:name="P10" style:family="paragraph" style:parent-style-name="Text_20_body" style:list-style-name="L4">
      <style:text-properties style:font-name="Noto Sans Ethiopic ExtraCondensed Light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text-properties style:font-name="Noto Sans Ethiopic ExtraCondensed Light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text-properties style:font-name="Noto Sans Ethiopic ExtraCondensed Light"/>
    </style:style>
    <style:style style:name="P16" style:family="paragraph" style:parent-style-name="Standard">
      <style:text-properties style:font-name="Noto Sans Ethiopic ExtraCondensed Light"/>
    </style:style>
    <style:style style:name="T1" style:family="text">
      <style:text-properties style:font-name="Noto Sans Ethiopic ExtraCondensed Ligh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tyle Conventions</text:h>
      <text:p text:style-name="P2">This document outlines our code style conventions, following StyleCop.Analyzers guidelines. These conventions ensure consistent, readable, and maintainable code across the codebase.</text:p>
      <text:p text:style-name="P3"/>
      <text:h text:style-name="Heading_20_3" text:outline-level="3"><text:span text:style-name="Strong_20_Emphasis"><text:span text:style-name="T1">Naming Conventions</text:span></text:span></text:h>
      <text:list text:style-name="L1">
        <text:list-item>
          <text:p text:style-name="P4"><text:span text:style-name="Strong_20_Emphasis"><text:span text:style-name="T1">Elements</text:span></text:span><text:span text:style-name="T1"> (classes, methods, etc.) must begin with an </text:span><text:span text:style-name="Strong_20_Emphasis"><text:span text:style-name="T1">uppercase letter</text:span></text:span><text:span text:style-name="T1">.</text:span></text:p>
        </text:list-item>
        <text:list-item>
          <text:p text:style-name="P4"><text:span text:style-name="Strong_20_Emphasis"><text:span text:style-name="T1">Interfaces</text:span></text:span><text:span text:style-name="T1"> should be prefixed with </text:span><text:span text:style-name="Source_20_Text"><text:span text:style-name="T1">I</text:span></text:span><text:span text:style-name="T1">.</text:span></text:p>
        </text:list-item>
        <text:list-item>
          <text:p text:style-name="P4"><text:span text:style-name="Strong_20_Emphasis"><text:span text:style-name="T1">Const fields</text:span></text:span><text:span text:style-name="T1"> and </text:span><text:span text:style-name="Strong_20_Emphasis"><text:span text:style-name="T1">readonly non-private fields</text:span></text:span><text:span text:style-name="T1"> must begin with </text:span><text:span text:style-name="Strong_20_Emphasis"><text:span text:style-name="T1">uppercase</text:span></text:span><text:span text:style-name="T1">.</text:span></text:p>
        </text:list-item>
        <text:list-item>
          <text:p text:style-name="P4"><text:span text:style-name="Strong_20_Emphasis"><text:span text:style-name="T1">Variables</text:span></text:span><text:span text:style-name="T1">, </text:span><text:span text:style-name="Strong_20_Emphasis"><text:span text:style-name="T1">parameters</text:span></text:span><text:span text:style-name="T1">, and </text:span><text:span text:style-name="Strong_20_Emphasis"><text:span text:style-name="T1">fields</text:span></text:span><text:span text:style-name="T1"> should use </text:span><text:span text:style-name="Strong_20_Emphasis"><text:span text:style-name="T1">lowercase</text:span></text:span><text:span text:style-name="T1"> camelCase.</text:span></text:p>
        </text:list-item>
        <text:list-item>
          <text:p text:style-name="P5">Avoid:</text:p>
          <text:list>
            <text:list-item>
              <text:p text:style-name="P5">Prefixing variables.</text:p>
            </text:list-item>
            <text:list-item>
              <text:p text:style-name="P5">Underscore-prefixed field names.</text:p>
            </text:list-item>
          </text:list>
        </text:list-item>
        <text:list-item>
          <text:p text:style-name="P4"><text:span text:style-name="Strong_20_Emphasis"><text:span text:style-name="T1">Static readonly fields</text:span></text:span><text:span text:style-name="T1"> must begin with </text:span><text:span text:style-name="Strong_20_Emphasis"><text:span text:style-name="T1">uppercase</text:span></text:span><text:span text:style-name="T1">.</text:span></text:p>
        </text:list-item>
        <text:list-item>
          <text:p text:style-name="P4"><text:span text:style-name="T1">Use shorthand (</text:span><text:span text:style-name="Source_20_Text"><text:span text:style-name="T1">?</text:span></text:span><text:span text:style-name="T1">) for nullable types.</text:span></text:p>
        </text:list-item>
      </text:list>
      <text:p text:style-name="P3"/>
      <text:h text:style-name="Heading_20_3" text:outline-level="3"><text:span text:style-name="Strong_20_Emphasis"><text:span text:style-name="T1">Spacing and Formatting</text:span></text:span></text:h>
      <text:list text:style-name="L2">
        <text:list-item>
          <text:p text:style-name="P6"><text:span text:style-name="T1">Keywords, punctuation (</text:span><text:span text:style-name="Source_20_Text"><text:span text:style-name="T1">,</text:span></text:span><text:span text:style-name="T1">, </text:span><text:span text:style-name="Source_20_Text"><text:span text:style-name="T1">;</text:span></text:span><text:span text:style-name="T1">, </text:span><text:span text:style-name="Source_20_Text"><text:span text:style-name="T1">:</text:span></text:span><text:span text:style-name="T1">, </text:span><text:span text:style-name="Source_20_Text"><text:span text:style-name="T1">.</text:span></text:span><text:span text:style-name="T1">), and operators must be spaced </text:span><text:span text:style-name="Strong_20_Emphasis"><text:span text:style-name="T1">correctly</text:span></text:span><text:span text:style-name="T1">.</text:span></text:p>
        </text:list-item>
        <text:list-item>
          <text:p text:style-name="P6"><text:span text:style-name="T1">Parentheses, brackets (round, square, generic, attribute), braces, and nullable symbols should have </text:span><text:span text:style-name="Strong_20_Emphasis"><text:span text:style-name="T1">consistent spacing</text:span></text:span><text:span text:style-name="T1">.</text:span></text:p>
        </text:list-item>
        <text:list-item>
          <text:p text:style-name="P7">No multiple spaces in a row (except for alignment where explicitly allowed).</text:p>
        </text:list-item>
        <text:list-item>
          <text:p text:style-name="P7">No trailing whitespace.</text:p>
        </text:list-item>
        <text:list-item>
          <text:p text:style-name="P6"><text:span text:style-name="T1">No space after </text:span><text:span text:style-name="Source_20_Text"><text:span text:style-name="T1">new</text:span></text:span><text:span text:style-name="T1"> or </text:span><text:span text:style-name="Source_20_Text"><text:span text:style-name="T1">stackalloc</text:span></text:span><text:span text:style-name="T1"> when allocating an implicitly typed array.</text:span></text:p>
        </text:list-item>
      </text:list>
      <text:p text:style-name="P3"/>
      <text:h text:style-name="Heading_20_3" text:outline-level="3"><text:span text:style-name="Strong_20_Emphasis"><text:span text:style-name="T1">Comments</text:span></text:span></text:h>
      <text:list text:style-name="L3">
        <text:list-item>
          <text:p text:style-name="P8"><text:span text:style-name="T1">Single-line comments should start with a </text:span><text:span text:style-name="Strong_20_Emphasis"><text:span text:style-name="T1">single space</text:span></text:span><text:span text:style-name="T1"> after </text:span><text:span text:style-name="Source_20_Text"><text:span text:style-name="T1">//</text:span></text:span><text:span text:style-name="T1">.</text:span></text:p>
        </text:list-item>
        <text:list-item>
          <text:p text:style-name="P9">Comments must include meaningful text.</text:p>
        </text:list-item>
        <text:list-item>
          <text:p text:style-name="P9"><text:soft-page-break/>Avoid placing regions inside block statements or within elements (use them sparingly).</text:p>
        </text:list-item>
      </text:list>
      <text:p text:style-name="P3"/>
      <text:h text:style-name="Heading_20_3" text:outline-level="3"><text:span text:style-name="T1"><text:s/></text:span><text:span text:style-name="Strong_20_Emphasis"><text:span text:style-name="T1">Layout &amp; Line Breaks</text:span></text:span></text:h>
      <text:list text:style-name="L4">
        <text:list-item>
          <text:p text:style-name="P10">Braces must not share a line in multi-line blocks.</text:p>
        </text:list-item>
        <text:list-item>
          <text:p text:style-name="P10">Statements and elements should not be on a single line.</text:p>
        </text:list-item>
        <text:list-item>
          <text:p text:style-name="P10">Do not omit braces for control structures.</text:p>
        </text:list-item>
        <text:list-item>
          <text:p text:style-name="P10">Avoid multiple blank lines in a row.</text:p>
        </text:list-item>
        <text:list-item>
          <text:p text:style-name="P10">Maintain consistency in:</text:p>
          <text:list>
            <text:list-item>
              <text:p text:style-name="P10">Blank lines before/after braces, comments, and element headers.</text:p>
            </text:list-item>
            <text:list-item>
              <text:p text:style-name="P10">Line breaks after documentation headers.</text:p>
            </text:list-item>
          </text:list>
        </text:list-item>
        <text:list-item>
          <text:p text:style-name="P10">No blank lines at the start of a file.</text:p>
        </text:list-item>
        <text:list-item>
          <text:p text:style-name="P10">Use consistent line endings (e.g., newline at EOF).</text:p>
        </text:list-item>
      </text:list>
      <text:p text:style-name="P3"/>
      <text:h text:style-name="Heading_20_3" text:outline-level="3"><text:span text:style-name="Strong_20_Emphasis"><text:span text:style-name="T1">Ordering</text:span></text:span></text:h>
      <text:list text:style-name="L5">
        <text:list-item>
          <text:p text:style-name="P11"><text:span text:style-name="Strong_20_Emphasis"><text:span text:style-name="T1">System </text:span></text:span><text:span text:style-name="Strong_20_Emphasis"><text:span text:style-name="Source_20_Text"><text:span text:style-name="T1">using</text:span></text:span></text:span><text:span text:style-name="Strong_20_Emphasis"><text:span text:style-name="T1"> directives</text:span></text:span><text:span text:style-name="T1"> should appear </text:span><text:span text:style-name="Strong_20_Emphasis"><text:span text:style-name="T1">before</text:span></text:span><text:span text:style-name="T1"> others.</text:span></text:p>
        </text:list-item>
        <text:list-item>
          <text:p text:style-name="P11"><text:span text:style-name="Strong_20_Emphasis"><text:span text:style-name="T1">Property accessors</text:span></text:span><text:span text:style-name="T1"> (get/set) should follow a consistent order.</text:span></text:p>
        </text:list-item>
        <text:list-item>
          <text:p text:style-name="P11"><text:span text:style-name="T1">Enum values should each be on their </text:span><text:span text:style-name="Strong_20_Emphasis"><text:span text:style-name="T1">own line</text:span></text:span><text:span text:style-name="T1">.</text:span></text:p>
        </text:list-item>
      </text:list>
      <text:p text:style-name="P3"/>
      <text:h text:style-name="Heading_20_3" text:outline-level="3"><text:span text:style-name="Strong_20_Emphasis"><text:span text:style-name="T1">Readability</text:span></text:span></text:h>
      <text:list text:style-name="L6">
        <text:list-item>
          <text:p text:style-name="P12">Avoid:</text:p>
          <text:list>
            <text:list-item>
              <text:p text:style-name="P13"><text:span text:style-name="T1">Empty statements (</text:span><text:span text:style-name="Source_20_Text"><text:span text:style-name="T1">;</text:span></text:span><text:span text:style-name="T1">)</text:span></text:p>
            </text:list-item>
            <text:list-item>
              <text:p text:style-name="P12">Multiple statements on one line</text:p>
            </text:list-item>
            <text:list-item>
              <text:p text:style-name="P12">Embedded comments in code blocks</text:p>
            </text:list-item>
          </text:list>
        </text:list-item>
        <text:list-item>
          <text:p text:style-name="P12">Keep parameters and constraints formatted clearly:</text:p>
          <text:list>
            <text:list-item>
              <text:p text:style-name="P12">Use separate lines if spanning multiple lines.</text:p>
            </text:list-item>
            <text:list-item>
              <text:p text:style-name="P12">Commas should be on the same line as the previous parameter.</text:p>
            </text:list-item>
          </text:list>
        </text:list-item>
        <text:list-item>
          <text:p text:style-name="P13"><text:span text:style-name="T1">Use type aliases (e.g., </text:span><text:span text:style-name="Source_20_Text"><text:span text:style-name="T1">int</text:span></text:span><text:span text:style-name="T1"> instead of </text:span><text:span text:style-name="Source_20_Text"><text:span text:style-name="T1">Int32</text:span></text:span><text:span text:style-name="T1">) where appropriate.</text:span></text:p>
        </text:list-item>
        <text:list-item>
          <text:p text:style-name="P13"><text:soft-page-break/><text:span text:style-name="T1">Use </text:span><text:span text:style-name="Source_20_Text"><text:span text:style-name="T1">string.Empty</text:span></text:span><text:span text:style-name="T1"> instead of empty string literals (</text:span><text:span text:style-name="Source_20_Text"><text:span text:style-name="T1">""</text:span></text:span><text:span text:style-name="T1">).</text:span></text:p>
        </text:list-item>
      </text:list>
      <text:p text:style-name="P3"/>
      <text:h text:style-name="Heading_20_3" text:outline-level="3"><text:span text:style-name="Strong_20_Emphasis"><text:span text:style-name="T1">Maintainability</text:span></text:span></text:h>
      <text:list text:style-name="L7">
        <text:list-item>
          <text:p text:style-name="P14"><text:span text:style-name="T1">Always declare </text:span><text:span text:style-name="Strong_20_Emphasis"><text:span text:style-name="T1">access modifiers</text:span></text:span><text:span text:style-name="T1"> explicitly.</text:span></text:p>
        </text:list-item>
        <text:list-item>
          <text:p text:style-name="P14"><text:span text:style-name="T1">Ensure </text:span><text:span text:style-name="Strong_20_Emphasis"><text:span text:style-name="T1">operator precedence</text:span></text:span><text:span text:style-name="T1"> is clear using parentheses.</text:span></text:p>
        </text:list-item>
        <text:list-item>
          <text:p text:style-name="P15">Avoid unnecessary parentheses and code clutter.</text:p>
        </text:list-item>
        <text:list-item>
          <text:p text:style-name="P14"><text:span text:style-name="T1">Store files using </text:span><text:span text:style-name="Strong_20_Emphasis"><text:span text:style-name="T1">UTF-8 with BOM</text:span></text:span><text:span text:style-name="T1">.</text:span></text:p>
        </text:list-item>
        <text:list-item>
          <text:p text:style-name="P15">Use trailing commas in multi-line initializers when applicable.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Thin" svg:font-family="'Noto Sans Arabic SemCond Thin'" style:font-family-generic="swiss" style:font-pitch="variable"/>
    <style:font-face style:name="Noto Sans CJK SC" svg:font-family="'Noto Sans CJK SC'" style:font-family-generic="system" style:font-pitch="variable"/>
    <style:font-face style:name="Noto Sans CJK TC Light" svg:font-family="'Noto Sans CJK TC Light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thiopic ExtraCondensed Light" svg:font-family="'Noto Sans Ethiopic ExtraCondensed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9:45:06.223928386</meta:creation-date>
    <dc:date>2025-04-18T19:46:52.413119626</dc:date>
    <meta:editing-duration>PT1M48S</meta:editing-duration>
    <meta:editing-cycles>1</meta:editing-cycles>
    <meta:document-statistic meta:table-count="0" meta:image-count="0" meta:object-count="0" meta:page-count="3" meta:paragraph-count="52" meta:word-count="390" meta:character-count="2448" meta:non-whitespace-character-count="2152"/>
    <meta:generator>LibreOffice/24.8.6.2$Linux_X86_64 LibreOffice_project/480$Build-2</meta:generator>
  </office:meta>
</office:document-meta>
</file>